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nir Next Condensed" svg:font-family="'Avenir Next Condensed'" style:font-adornments="Italic"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venir Next Condensed" fo:font-size="14pt" style:font-size-asian="14pt" style:font-size-complex="14pt"/>
    </style:style>
    <style:style style:name="P2" style:family="paragraph" style:parent-style-name="Standard">
      <style:text-properties style:font-name="Avenir Next Condensed" fo:font-size="12pt" fo:font-style="italic" style:font-size-asian="12pt" style:font-style-asian="italic" style:font-size-complex="12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t's like to hit the ground running and mutate while you're at it</text:p>
      <text:p text:style-name="P2">a Python blog</text:p>
      <text:p text:style-name="P1"/>
      <text:p text:style-name="P1">Taking a Data Science Immersive Course is really a smart move. However, it is one that can also turn you stomach into some awful knots. The good news about this is if you stick to it and let the wind blow your self-doubt right off your shoulders then you will begin to grow. </text:p>
      <text:p text:style-name="P1"/>
      <text:p text:style-name="P1">I liken the experience of learning Python to how I learned French and Italian.The way I learned Italian was by trying to speak it as best I can. People couldn't understand me at first, I couldn't understand them. After 3 months, I was speaking fluently. This is kinda the norm. You'd be surprised. French was a bit tougher because of the unique pronunciation issues with which the English brain and tongue are confronted. However, once again, it is an obstacle soon surmounted. </text:p>
      <text:p text:style-name="P1"/>
      <text:p text:style-name="P1">I do not have <text:s/>a 'math brain.' I have not cultivated a math brain. Often because math was taught in such a way that there was only one way to get an answer. So, yeah, that's not true and one super cool thing about coding, and its role in education in the future, is that it teaches some pretty advanced and powerful mathematical tools in a language that is tactile, an intermediary between spoken language and the language of mathematics, and really just the eloquence of its applicability across a broad spectrum of industries. Another thing I appreciate about coding and about Python in particular is that I can see how each person has their own 'dialect' of Python. I've always appreciated those little things about the way people speak and it's very apparent in Python when comparing you're code to a friend's. <text:s/>It's certainly fun to cultivate a math brain this way. </text:p>
      <text:p text:style-name="P1"/>
      <text:p text:style-name="P1">Here are some examples of some useful stuff I've learned:</text:p>
      <text:p text:style-name="P1"/>
      <text:p text:style-name="P1"/>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nir Next Condensed" svg:font-family="'Avenir Next Condensed'" style:font-adornments="Italic"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Hutchins</meta:initial-creator>
    <meta:creation-date>2019-04-06T11:09:04</meta:creation-date>
    <meta:document-statistic meta:table-count="0" meta:image-count="0" meta:object-count="0" meta:page-count="1" meta:paragraph-count="7" meta:word-count="315" meta:character-count="1765"/>
    <dc:date>2019-04-06T11:32:27</dc:date>
    <dc:creator>Christopher Hutchins</dc:creator>
    <meta:editing-duration>PT7M43S</meta:editing-duration>
    <meta:editing-cycles>1</meta:editing-cycles>
    <meta:generator>OpenOffice/4.1.6$Unix OpenOffice.org_project/416m1$Build-9790</meta:generator>
  </office:meta>
</office:document-meta>
</file>